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B00000160C95C9410.png"/>
  <manifest:file-entry manifest:media-type="image/png" manifest:full-path="Pictures/100000000000010E000001310613477B.png"/>
  <manifest:file-entry manifest:media-type="" manifest:full-path="Pictures/100000000000034F000001D75BB5764A.bmp"/>
  <manifest:file-entry manifest:media-type="image/png" manifest:full-path="Pictures/10000000000005D70000018A4EB91DB0.png"/>
  <manifest:file-entry manifest:media-type="" manifest:full-path="Pictures/1000000000000382000002548A12A8C5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rver-Architektur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759cm" svg:height="15.768cm" svg:x="2.041cm" svg:y="4.432cm">
          <draw:image xlink:href="Pictures/1000000000000382000002548A12A8C5.bmp" xlink:type="simple" xlink:show="embed" xlink:actuate="onLoad">
            <text:p/>
          </draw:image>
        </draw:frame>
        <draw:frame draw:style-name="gr1" draw:text-style-name="P2" xml:id="id1" draw:id="id1" draw:layer="layout" svg:width="7.144cm" svg:height="8.07cm" svg:x="0.456cm" svg:y="4.13cm">
          <draw:image xlink:href="Pictures/100000000000010E000001310613477B.png" xlink:type="simple" xlink:show="embed" xlink:actuate="onLoad">
            <text:p/>
          </draw:image>
        </draw:frame>
        <draw:ellipse draw:style-name="gr2" draw:text-style-name="P2" xml:id="id2" draw:id="id2" draw:layer="layout" svg:width="10.2cm" svg:height="2cm" draw:transform="skewX (0.0015707963267946) rotate (0.0013962634015952) translate (8.2cm 7.207cm)">
          <text:p text:style-name="P2">Physische Datenunabhängigkeit</text:p>
        </draw:ellipse>
        <draw:ellipse draw:style-name="gr2" draw:text-style-name="P2" xml:id="id3" draw:id="id3" draw:layer="layout" svg:width="10.2cm" svg:height="2cm" draw:transform="skewX (0.0015707963267946) rotate (0.0013962634015952) translate (8.4cm 12.407cm)">
          <text:p text:style-name="P2">Logische</text:p>
          <text:p text:style-name="P2"><text:s/>Datenunabhängigkeit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rver-Architektur</text:p>
          </draw:text-box>
        </draw:frame>
        <draw:frame draw:style-name="gr1" draw:text-style-name="P2" draw:layer="layout" svg:width="14.4cm" svg:height="7.713cm" svg:x="6.8cm" svg:y="3.487cm">
          <draw:image xlink:href="Pictures/100000000000028B00000160C95C9410.png" xlink:type="simple" xlink:show="embed" xlink:actuate="onLoad">
            <text:p/>
          </draw:image>
        </draw:frame>
        <draw:frame draw:style-name="gr1" draw:text-style-name="P2" draw:layer="layout" svg:width="27.581cm" svg:height="9.025cm" svg:x="0.219cm" svg:y="11.8cm">
          <draw:image xlink:href="Pictures/10000000000005D70000018A4EB91D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809cm" svg:height="17.8cm" svg:x="0.191cm" svg:y="3.2cm">
          <draw:image xlink:href="Pictures/100000000000034F000001D75BB5764A.bmp" xlink:type="simple" xlink:show="embed" xlink:actuate="onLoad">
            <text:p/>
          </draw:image>
        </draw:frame>
        <draw:rect draw:style-name="gr2" draw:text-style-name="P2" xml:id="id5" draw:id="id5" draw:layer="layout" svg:width="6cm" svg:height="3.2cm" svg:x="8.4cm" svg:y="3.6cm">
          <text:p text:style-name="P2">Sender: „Client“</text:p>
          <text:p text:style-name="P2">Reciever: “Server“</text:p>
          <text:p text:style-name="P2"/>
          <text:p text:style-name="P2"/>
        </draw:rect>
        <draw:frame presentation:style-name="pr4" draw:layer="layout" svg:width="28cm" svg:height="3.506cm" svg:x="0cm" svg:y="0.837cm" presentation:class="title" presentation:user-transformed="true">
          <draw:text-box>
            <text:p>Funktionsweise der Datenübermittlung</text:p>
          </draw:text-box>
        </draw:frame>
        <draw:rect draw:style-name="gr2" draw:text-style-name="P2" xml:id="id4" draw:id="id4" draw:layer="layout" svg:width="3.2cm" svg:height="1.4cm" svg:x="0.2cm" svg:y="5.2cm">
          <text:p text:style-name="P2">Skill</text:p>
        </draw:rect>
        <draw:rect draw:style-name="gr2" draw:text-style-name="P2" xml:id="id6" draw:id="id6" draw:layer="layout" svg:width="6cm" svg:height="3.2cm" svg:x="8.4cm" svg:y="3.6cm">
          <text:p text:style-name="P2">Sender: „Client“</text:p>
          <text:p text:style-name="P2">Reciever: “Server“</text:p>
          <text:p text:style-name="P2"/>
          <text:p text:style-name="P2">Skill</text:p>
        </draw:rect>
        <draw:rect draw:style-name="gr2" draw:text-style-name="P2" xml:id="id7" draw:id="id7" draw:layer="layout" svg:width="6cm" svg:height="3.2cm" svg:x="7.8cm" svg:y="8cm">
          <text:p text:style-name="P2">Sender: „e9042e16“</text:p>
          <text:p text:style-name="P2">Reciever: „Server“</text:p>
          <text:p text:style-name="P2"/>
          <text:p text:style-name="P2">Skill</text:p>
        </draw:rect>
        <draw:rect draw:style-name="gr2" draw:text-style-name="P2" xml:id="id8" draw:id="id8" draw:layer="layout" svg:width="6cm" svg:height="3.2cm" svg:x="12.6cm" svg:y="10.2cm">
          <text:p text:style-name="P2">E9042e16;Server;</text:p>
          <text:p text:style-name="P2">Logic</text:p>
        </draw:rect>
        <draw:rect draw:style-name="gr2" draw:text-style-name="P2" xml:id="id9" draw:id="id9" draw:layer="layout" svg:width="6cm" svg:height="3.2cm" svg:x="4cm" svg:y="16.8cm">
          <text:p text:style-name="P2">01010101010101</text:p>
        </draw:rect>
        <draw:rect draw:style-name="gr2" draw:text-style-name="P2" xml:id="id10" draw:id="id10" draw:layer="layout" svg:width="6cm" svg:height="3.2cm" svg:x="21.8cm" svg:y="16.8cm">
          <text:p text:style-name="P2">E9042e16;Server;</text:p>
          <text:p text:style-name="P2">Logic</text:p>
        </draw:rect>
        <draw:rect draw:style-name="gr2" draw:text-style-name="P2" xml:id="id11" draw:id="id11" draw:layer="layout" svg:width="6cm" svg:height="3.2cm" svg:x="12.6cm" svg:y="10.2cm">
          <text:p text:style-name="P2">Sender: „e9042e16“</text:p>
          <text:p text:style-name="P2">Reciever: „Server“</text:p>
          <text:p text:style-name="P2"/>
          <text:p text:style-name="P2">Skill</text:p>
        </draw:rect>
        <draw:rect draw:style-name="gr2" draw:text-style-name="P2" xml:id="id12" draw:id="id12" draw:layer="layout" svg:width="3.2cm" svg:height="1.4cm" svg:x="18.8cm" svg:y="9.2cm">
          <text:p text:style-name="P2">Skill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4" svg:path="M0.0038197307390887 0h0.3488248242361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" svg:path="M-0.0104642857142857 0.0161904761904762c0 0.014 0.00110527758018894 0.0280473561382601 0 0.042-0.00110900816915578 0.0139997375332138-0.00328789144286663 0.0278572311212771-0.00296428571428571 0.042 0.000319251428002515 0.0139524698164051 0.000428571428571429 0.028 0 0.042s-0.00189285714285714 0.028-0.00292857142857143 0.042v0.0144285714285714l-0.001 0.0039523809523809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" svg:path="M-0.00182142857142857 0.017952380952381c0.000392857142857143 0.0136190476190476-0.0021836271555557 0.0270471039904331-0.00296428571428571 0.0407142857142857-0.000862198765063827 0.0150947262057556-0.00512430170932371 0.0284269759040685-0.00589285714285714 0.0432857142857143-0.000731446434957239 0.0141412977425071-0.000999435439101099 0.0292384828751578-0.00592857142857143 0.042-0.00610657831174012 0.0158099114867059-0.014430943263896 0.0297114445984189-0.0236071428571429 0.0433333333333333-0.00846665806501947 0.0125685882206767-0.0135357142857143 0.0304285714285714-0.0256071428571429 0.038047619047619l-0.0108214285714286 0.00785714285714287-0.00785714285714285 0.0078571428571428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" svg:path="M-0.0825357142857143 0.251571428571429c0.0105714285714286-0.00352380952380951 0.020714638373264-0.00966351339353733 0.0315-0.0118095238095238 0.0124289245718208-0.00247303729941875 0.0193231407910766-0.0152772611965786 0.0315-0.0196666666666667 0.0110731442558842-0.00399154815982719 0.0208915513801712-0.0125280152113917 0.0315-0.0183809523809524 0.010105838055772-0.00557563478939144 0.0210337547211532-0.0082455339686551 0.0315-0.0131428571428571 0.0104980434054108-0.00491220202501902 0.0219268989259252-0.00700383235496224 0.0315-0.0144285714285714 0.0103197569006896-0.00800383300017582 0.0215735073519089-0.0112813625618565 0.0315-0.0197142857142857 0.0106449369600296-0.00904326820446963 0.0210320902723821-0.018914810938326 0.0324642857142857-0.0262380952380953 0.0113892381091583-0.00729576650915303 0.0202857142857143-0.0197619047619048 0.0315-0.0275714285714286h0.0019642857142857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8" svg:path="M0.0222142857142857-0.0121428571428571c-0.01175 0.00628571428571429-0.0203893716607855 0.0190089282530855-0.0315 0.0267142857142857-0.0101750901690338 0.0070565502290839-0.0184661282128356 0.0184714463055137-0.0286071428571429 0.0254761904761905-0.00964470092171905 0.00666192338034506-0.0187478669719859 0.0142018713972866-0.0296071428571429 0.0178095238095238-0.0104978738152495 0.00348758795645968-0.0192483145440514 0.0134356370762007-0.0295714285714286 0.0178095238095238-0.00956974594331099 0.00405468589339562-0.0190369445806231 0.00861392016014265-0.0286428571428571 0.0127142857142857-0.0102512317857911 0.00437582555844321-0.0202087772121816 0.00877602379569786-0.0296071428571429 0.0152857142857143-0.00985164601848218 0.00682365092189242-0.0196804753414436 0.0100900702246452-0.0295714285714286 0.0165714285714286-0.00893047694163521 0.0058519760351259-0.0181764863748234 0.0130717977705943-0.0286428571428571 0.0114285714285714-0.00985508825458451-0.00154725462930791-0.0194285714285714 0.00257142857142856-0.0286428571428571 0.00638095238095238l-0.00953571428571429 0.00380952380952379-0.00953571428571431 0.00128571428571431-0.00764285714285712 0.0038095238095237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" svg:path="M-0.278428571428571 0.157142857142857c0 0.0131428571428572 0.000452209576565443 0.026332582091236 0 0.0394285714285714-0.000440648258890508 0.0127611735774686-0.00339087182462117 0.0254284235458825-0.00285714285714284 0.0381904761904762 0.000537699626828092 0.0128569955214897 0.000863490849787929 0.0253324270559975 0.00189285714285714 0.0381904761904762 0.00100634844381403 0.0125705279297468-3.57142857143056E-005 0.0253809523809524 0 0.0381428571428571h-0.0047857142857142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" svg:path="M0.0220357142857143 0.0120952380952381c0.00967857142857143 0.00285714285714286 0.0197132970181046 0.00560944692796849 0.0295714285714286 0.00380952380952381 0.00996330225023037-0.00181912545589789 0.0187138659353522 0.00480621069030427 0.0286428571428571 0.00257142857142857 0.00953529514150379-0.00214617040493786 0.019033699115671 0.00273839988585886 0.0286428571428571 0.00128571428571429 0.00960516004156385-0.00145208119587464 0.0189637141639448 0.00174278053308514 0.0286428571428571 0.00123809523809524 0.00949944990656929-0.000495315823806214 0.0190344244381633-7.9251192414153E-005 0.0286071428571429 0.00128571428571429 0.009463010973951 0.00134932239028196 0.0190360112600094 0.000328022484308826 0.0286428571428572 0.00128571428571429 0.00950029863497029 0.000947070268906655 0.0190003898830139-0.000887603919187747 0.0286428571428571-0.00128571428571429 0.00996469249275814-0.000411414140563247 0.0195701546429694-0.00231148597068438 0.0295714285714286-0.00128571428571429 0.00949875363025121 0.000974231141564294 0.0190346290043349-8.17488950491489E-005 0.0286428571428571 0.00128571428571429 0.00946321116823889 0.00134682406139732 0.0190693967199502-0.000408281203448064 0.0286428571428572 0.00128571428571429 0.00953370667932235 0.00168696118188624 0.0191799800858938-0.00084337347409694 0.0286428571428571-0.00257142857142857 0.0095728484324587-0.0017481374248143 0.0190346347971205-0.000724465903504532 0.0286071428571428-0.00252380952380953 0.00942749807738136-0.00177208610477101 0.0190357142857143-0.004 0.0286428571428571-0.00257142857142857s0.0187154052299931-0.00111313293843202 0.0286428571428572 0c0.009608280816437 0.00107734532006362 0.0189643681651738 0.000664379190850706 0.0286428571428571 0.00128571428571429 0.00960722561326438 0.000616760162826854 0.018928619090539 0.00190353290792908 0.0286071428571428 0.00257142857142857 0.00964290489277025 0.000665437675902856 0.0190696254694253 0.00307864165221327 0.0286428571428572 0.00123809523809524 0.0094982131492668-0.00182612337701253 0.0191424399584447 0.000137745452780929 0.0286428571428571-0.00123809523809524 0.0095710129284442-0.00138606429425653 0.0190711848752115-0.00111841913996267 0.0286428571428572-0.00128571428571429 0.00949978800321316-0.000166038741629262 0.0190714285714285 0 0.0286428571428571 0 0.0094642857142857 0 0.0190714285714286-4.76190476190463E-005 0.0286071428571429 0l0.00957142857142856-0.00128571428571429h0.0095357142857142l0.00475000000000003-0.0012857142857142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0.00482142857142857-0.0566190476190476c0.00717857142857143-0.0107142857142857 0.00688854091487649-0.0254278641113278 0.00571428571428572-0.0381904761904762-0.00118288789445835-0.0128564381256285-0.00135582343336072-0.0258099908163483-0.00382142857142857-0.0381904761904762-0.00257010919641691-0.0129052291564767-0.00199524934360008-0.0252862788991778-0.00285714285714286-0.0381428571428571-0.000852392411112175-0.0127148534657562 0.000520606382121125-0.0251457402045603 0.00192857142857143-0.0381904761904762 0.00137775263275567-0.0127648192641635 0.00141075897983228-0.0254773690766368 0.00189285714285714-0.0381904761904762 0.000482189233451208-0.0127155086747147-0.000821428571428573-0.0255714285714285 0.000964285714285714-0.0381904761904762v-0.0127142857142857-0.0127142857142857l-0.000964285714285714-0.00257142857142856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0.0105357142857143-0.328952380952381c-0.00946428571428572 0.00557142857142856-0.0196090035901042 0.00646732761397156-0.0295714285714286 0.0101904761904762-0.00978757949257488 0.00365780547642941-0.0194644268081378 0.00919924612282347-0.0296071428571429 0.00890476190476186-0.0111787165901252-0.000324563519087995-0.0213930492371051 0.00443462964172015-0.0324285714285714 0.00380952380952382-0.0108216225548952-0.000612989512913442-0.0217142618343244-0.00138062186432658-0.0324642857142857 0-0.00964283326894007 0.00123842575549732-0.019035021674081 0.0011993782530097-0.0286428571428571 0.00252380952380954-0.0104278832744065 0.00143747410556283-0.0210357142857143 0-0.0315 0-0.00953571428571429 0-0.0191422385662302-0.000650806899438638-0.0286428571428572 0-0.00996368168492256 0.000682527430404478-0.0196428758895265-0.00171505710439113-0.0295714285714286-0.00128571428571428-0.00989287592329935 0.000427800039926485-0.0198216263891154 0.00076362470484076-0.0296071428571429-0.00123809523809526-0.0095359122756693-0.00195066104468405-0.0190729204766598-0.00294061156857528-0.0286071428571429-0.0050952380952381-0.00943007154995251-0.00213108961580849-0.0190357142857143-0.00366666666666665-0.0286428571428571-0.00257142857142856l-0.00189285714285714-0.0012380952380952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1" svg:path="M0.0327142857142857 0.012047619047619c0.0123571428571429 0.00247619047619048 0.0240352463466058-0.00353030805910445 0.0362857142857143-0.0050952380952381 0.0116066769109915-0.0014826892660748 0.0201786425877572-0.0143808432252094 0.0286428571428571-0.0241904761904762 0.00928578544565672-0.0107617956070389 0.0189244216868382-0.0210095381931901 0.0295714285714286-0.0292380952380952 0.0111029978250262-0.00858097040445379 0.0178214285714286-0.0238095238095238 0.02675-0.0356666666666667l0.00857142857142859-0.0127142857142857 0.00667857142857142-0.00761904761904762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11" smil:attributeName="width" smil:values="width;0" smil:keyTimes="0;1"/>
                  <anim:animate smil:dur="0.5s" smil:targetElement="id11" smil:attributeName="height" smil:values="height;0" smil:keyTimes="0;1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" svg:path="M-0.0127142857142857-0.0183809523809524c0.0106785714285714-0.0100952380952381 0.0185323814630686-0.0240982867064789 0.0257857142857143-0.0381904761904762 0.00649666794043528-0.0126220977128458 0.012253864904296-0.0259009337740698 0.0190714285714286-0.0381428571428571 0.00739672320827127-0.0132818882399778 0.0150269431544867-0.02648794459259 0.0238571428571429-0.0381904761904762 0.00891980906283763-0.011821289542701 0.0181025987117316-0.022910256087005 0.02675-0.0356190476190476 0.00881688637172193-0.0129578779941598 0.0182154385680399-0.0202829537768687 0.0286071428571429-0.028 0.00935829614611443-0.00694962076673472 0.01921545681631-0.0117574082303491 0.0296071428571429-0.0165714285714286 0.00985831508308666-0.00456693256053634 0.0190714285714286-0.0110952380952381 0.0286428571428571-0.0165238095238095l0.0057142857142857-0.00380952380952382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3T18:27:03.50</meta:creation-date>
    <meta:editing-duration>PT2H8M37S</meta:editing-duration>
    <meta:editing-cycles>2</meta:editing-cycles>
    <dc:date>2015-01-13T20:50:50.69</dc:date>
    <meta:generator>OpenOffice/4.1.0$Win32 OpenOffice.org_project/410m18$Build-9764</meta:generator>
    <meta:document-statistic meta:object-count="47"/>
  </office:meta>
</office:document-meta>
</file>